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10000015FBCEFEEB322F80330.png" manifest:media-type="image/png"/>
  <manifest:file-entry manifest:full-path="Pictures/10000000000000F8000001081EE3877E045EC7D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oper hewittmedium" svg:font-family="'cooper hewittmediu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margin-top="0cm" fo:margin-bottom="0.397cm" loext:contextual-spacing="false" fo:orphans="2" fo:widows="2" fo:text-indent="0cm" style:auto-text-indent="false" fo:padding-left="0cm" fo:padding-right="0cm" fo:padding-top="0cm" fo:padding-bottom="0.397cm" fo:border-left="none" fo:border-right="none" fo:border-top="none" fo:border-bottom="0.06pt solid #e9e9e9"/>
      <style:text-properties fo:font-variant="normal" fo:text-transform="none" fo:color="#000000" style:font-name="cooper hewittmedium" fo:font-size="18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/>La matriz diagonal y la matriz simétrica: sus propiedades</text:h>
      <text:p text:style-name="Standard"><draw:frame draw:style-name="fr1" draw:name="Imagen1" text:anchor-type="char" svg:x="9.084cm" svg:y="-0.318cm" svg:width="7.347cm" svg:height="7.821cm" draw:z-index="0"><draw:image xlink:href="Pictures/10000000000000F8000001081EE3877E045EC7D5.png" xlink:type="simple" xlink:show="embed" xlink:actuate="onLoad" loext:mime-type="image/png"/></draw:frame><draw:frame draw:style-name="fr1" draw:name="Imagen2" text:anchor-type="char" svg:x="0.286cm" svg:y="0.185cm" svg:width="8.068cm" svg:height="9.285cm" draw:z-index="1"><draw:image xlink:href="Pictures/10000000000001310000015FBCEFEEB322F8033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oper hewittmedium" svg:font-family="'cooper hewittmediu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1T21:06:11.610532525</meta:creation-date>
    <dc:date>2020-09-21T23:24:11.950889332</dc:date>
    <meta:editing-duration>PT1H47M39S</meta:editing-duration>
    <meta:editing-cycles>1</meta:editing-cycles>
    <meta:document-statistic meta:table-count="0" meta:image-count="2" meta:object-count="0" meta:page-count="1" meta:paragraph-count="1" meta:word-count="9" meta:character-count="58" meta:non-whitespace-character-count="49"/>
    <meta:generator>LibreOffice/6.4.5.2$Linux_X86_64 LibreOffice_project/40$Build-2</meta:generator>
  </office:meta>
</office:document-meta>
</file>